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45.75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55269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465a4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3465a4"/>
    </style:style>
    <style:style style:name="ce11" style:family="table-cell" style:parent-style-name="Default">
      <style:table-cell-properties fo:background-color="#ffffd7" fo:border="0.06pt solid #000000"/>
      <style:text-properties fo:color="#355269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4070a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508f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2" table:number-columns-repeated="54" table:default-cell-style-name="Default"/>
        <table:table-column table:style-name="co3" table:default-cell-style-name="Default"/>
        <table:table-column table:style-name="co2" table:number-columns-repeated="9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Пустота</text:p>
          </table:table-cell>
          <table:table-cell table:number-columns-repeated="9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кирпич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бетон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кусты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лед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вода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7" table:number-columns-repeated="3"/>
          <table:table-cell table:number-columns-repeated="9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8" table:number-columns-repeated="3"/>
          <table:table-cell table:number-columns-repeated="96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9"/>
          <table:table-cell table:style-name="ce28" table:number-columns-repeated="2"/>
          <table:table-cell table:number-columns-repeated="96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7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97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7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7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7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7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7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97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7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7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7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97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97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7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7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97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7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7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7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97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97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7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97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7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97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3"/>
        <table:table-column table:style-name="co2" table:number-columns-repeated="54" table:default-cell-style-name="Default"/>
        <table:table-column table:style-name="co3" table:default-cell-style-name="Default"/>
        <table:table-column table:style-name="co2" table:number-columns-repeated="9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Пустота</text:p>
          </table:table-cell>
          <table:table-cell table:number-columns-repeated="9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кирпич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бетон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кусты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лед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вода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7" table:number-columns-repeated="3"/>
          <table:table-cell table:number-columns-repeated="9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8" table:number-columns-repeated="3"/>
          <table:table-cell table:number-columns-repeated="96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9"/>
          <table:table-cell table:style-name="ce28" table:number-columns-repeated="2"/>
          <table:table-cell table:number-columns-repeated="96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7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97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7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7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7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7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7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97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7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7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7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97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97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7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7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97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7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7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7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97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97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7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97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7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97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1.A1:Sheet1.AZ4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1:36:32.06873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1:31:15.277896618</meta:creation-date>
    <dc:date>2019-04-04T14:40:32.007274186</dc:date>
    <meta:editing-duration>PT3H27M5S</meta:editing-duration>
    <meta:editing-cycles>14</meta:editing-cycles>
    <meta:generator>LibreOffice/6.1.3.2$Linux_X86_64 LibreOffice_project/10$Build-2</meta:generator>
    <meta:document-statistic meta:table-count="2" meta:cell-count="4404" meta:object-count="0"/>
  </office:meta>
</office:document-meta>
</file>